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4"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5*"/>
    </style:style>
    <style:style style:name="Table5.B" style:family="table-column">
      <style:table-column-properties style:column-width="2.521cm" style:rel-column-width="10661*"/>
    </style:style>
    <style:style style:name="Table5.C" style:family="table-column">
      <style:table-column-properties style:column-width="1.732cm" style:rel-column-width="7326*"/>
    </style:style>
    <style:style style:name="Table5.D" style:family="table-column">
      <style:table-column-properties style:column-width="1.829cm" style:rel-column-width="7736*"/>
    </style:style>
    <style:style style:name="Table5.E" style:family="table-column">
      <style:table-column-properties style:column-width="6.077cm" style:rel-column-width="25697*"/>
    </style:style>
    <style:style style:name="Table5.1" style:family="table-row">
      <style:table-row-properties style:keep-together="true"/>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6.A8"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8"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WW8Num35"/>
    <style:style style:name="P11" style:family="paragraph" style:parent-style-name="Text_20_body" style:list-style-name="WW8Num15"/>
    <style:style style:name="P12" style:family="paragraph" style:parent-style-name="Text_20_body" style:list-style-name="WW8Num21"/>
    <style:style style:name="P13" style:family="paragraph" style:parent-style-name="Heading_20_3">
      <style:text-properties fo:language="en" fo:country="US"/>
    </style:style>
    <style:style style:name="P14" style:family="paragraph" style:parent-style-name="Text_20_body" style:list-style-name="WW8Num2"/>
    <style:style style:name="P15" style:family="paragraph" style:parent-style-name="Text_20_body" style:list-style-name="WW8Num24"/>
    <style:style style:name="P16" style:family="paragraph" style:parent-style-name="Text_20_body" style:list-style-name="WW8Num30"/>
    <style:style style:name="P17" style:family="paragraph" style:parent-style-name="Heading_20_4">
      <style:text-properties fo:language="en" fo:country="GB"/>
    </style:style>
    <style:style style:name="P18" style:family="paragraph" style:parent-style-name="Text_20_body" style:list-style-name="WW8Num4"/>
    <style:style style:name="P19" style:family="paragraph" style:parent-style-name="Text_20_body">
      <style:paragraph-properties fo:margin-left="1.27cm" fo:margin-right="0cm" fo:text-indent="0cm" style:auto-text-indent="false"/>
    </style:style>
    <style:style style:name="P20" style:family="paragraph" style:parent-style-name="Text_20_body" style:list-style-name="Numbering_20_1"/>
    <style:style style:name="P21" style:family="paragraph" style:parent-style-name="Text_20_body" style:list-style-name="WW8Num28"/>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text-underline-style="solid" style:text-underline-width="auto" style:text-underline-color="font-color"/>
    </style:style>
    <style:style style:name="T4" style:family="text" style:parent-style-name="Internet_20_link">
      <style:text-properties fo:language="en" fo:country="US"/>
    </style:style>
    <style:style style:name="T5" style:family="text">
      <style:text-properties style:font-name="Courier New2" fo:font-size="11pt" fo:language="en" fo:country="US" style:font-size-asian="11pt" style:font-name-complex="Courier New2"/>
    </style:style>
    <style:style style:name="T6" style:family="text">
      <style:text-properties style:font-name="Courier New2" fo:font-size="10pt" fo:language="en" fo:country="US" style:font-size-asian="10pt" style:font-name-complex="Courier New2"/>
    </style:style>
    <style:style style:name="T7" style:family="text">
      <style:text-properties fo:language="en" fo:country="US" fo:font-weight="bold" style:font-weight-asian="bold" style:font-size-complex="7.5pt" style:font-weight-complex="bold"/>
    </style:style>
    <style:style style:name="T8" style:family="text">
      <style:text-properties style:text-position="super 58%" fo:language="en" fo:country="US" fo:font-weight="bold" style:font-weight-asian="bold" style:font-size-complex="7.5pt" style:font-weight-complex="bold"/>
    </style:style>
    <style:style style:name="T9" style:family="text">
      <style:text-properties fo:language="en" fo:country="US" style:font-size-complex="7.5pt"/>
    </style:style>
    <style:style style:name="T10" style:family="text" style:parent-style-name="Default_20_Paragraph_20_Fon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fo:language="et" fo:country="EE"/>
    </style:style>
    <style:style style:name="T13" style:family="text">
      <style:text-properties style:font-name="Courier New2" fo:font-size="10pt" fo:language="et" fo:country="EE" style:font-size-asian="10pt" style:font-name-complex="Courier New2"/>
    </style:style>
    <style:style style:name="T14" style:family="text">
      <style:text-properties fo:language="et" fo:country="EE" fo:font-weight="bold" style:font-weight-asian="bold" style:font-weight-complex="bold"/>
    </style:style>
    <style:style style:name="T15" style:family="text">
      <style:text-properties fo:language="en" fo:country="US" fo:font-style="italic" style:font-style-asian="italic" style:font-style-complex="italic"/>
    </style:style>
    <style:style style:name="T16" style:family="text" style:parent-style-name="Example">
      <style:text-properties style:font-name="Courier New2" fo:font-size="10pt" fo:language="et" fo:country="EE" style:font-size-asian="10pt" style:font-name-complex="Courier New2"/>
    </style:style>
    <style:style style:name="T17" style:family="text" style:parent-style-name="Example">
      <style:text-properties fo:language="en" fo:country="US"/>
    </style:style>
    <style:style style:name="T18" style:family="text">
      <style:text-properties fo:language="et" fo:country="EE" style:text-underline-style="solid" style:text-underline-width="auto" style:text-underline-color="font-color" fo:font-weight="bold" style:font-weight-asian="bold" style:font-weight-complex="bold"/>
    </style:style>
    <style:style style:name="T19" style:family="text">
      <style:text-properties style:font-name="Courier New2" fo:font-size="10pt" style:font-size-asian="10pt" style:font-name-complex="Courier New2"/>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language="en" fo:country="US"/>
    </style:style>
    <style:style style:name="T23" style:family="text" style:parent-style-name="Source_20_Text">
      <style:text-properties fo:font-size="9pt" style:font-size-asian="9pt" style:font-size-complex="9pt"/>
    </style:style>
    <style:style style:name="T24" style:family="text">
      <style:text-properties fo:language="et" fo:country="EE" fo:font-weight="bold" style:font-weight-asian="bold"/>
    </style:style>
    <style:style style:name="T25" style:family="text">
      <style:text-properties style:font-name="Courier New2" fo:font-size="10pt" fo:font-weight="normal" style:font-size-asian="10pt" style:font-weight-asian="normal" style:font-name-complex="Courier New2" style:font-weight-complex="normal"/>
    </style:style>
    <style:style style:name="T26" style:family="text">
      <style:text-properties fo:font-weight="normal" style:font-weight-asian="normal"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4" office:value-type="string">
            <text:p text:style-name="Table_20_Contents">1.1</text:p>
          </table:table-cell>
          <table:table-cell table:style-name="Versions-management.A4" office:value-type="string">
            <text:p text:style-name="Table_20_Contents">24.10.2006</text:p>
          </table:table-cell>
          <table:table-cell table:style-name="Versions-management.A4" office:value-type="string">
            <text:p text:style-name="Table_20_Contents">Change to ODT, Add CAS information</text:p>
          </table:table-cell>
          <table:table-cell table:style-name="Versions-management.A4" office:value-type="string">
            <text:p text:style-name="Table_20_Contents">Søren Roug</text:p>
          </table:table-cell>
        </table:table-row>
      </table:table>
      <text:p text:style-name="P5"/>
      <text:p text:style-name="P6">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General software requirements<text:tab/> <text:a xlink:type="simple" xlink:href="#1.General software requirements|outline" text:style-name="Default" text:visited-style-name="Default">4</text:a></text:p>
          <text:p text:style-name="P7">2. <text:s text:c="2"/>Setting up MySQL database platform<text:tab/> <text:a xlink:type="simple" xlink:href="#2.Setting up MySQL database platform|outline" text:style-name="Default" text:visited-style-name="Default">4</text:a></text:p>
          <text:p text:style-name="P8">2.1. <text:s text:c="2"/>Download and installation<text:tab/><text:a xlink:type="simple" xlink:href="#2.1.Download and installation|outline" text:style-name="Default" text:visited-style-name="Default">4</text:a></text:p>
          <text:p text:style-name="P8">2.2. <text:s text:c="2"/>Setting the database access rights<text:tab/><text:a xlink:type="simple" xlink:href="#2.2.Setting the database access rights|outline" text:style-name="Default" text:visited-style-name="Default">4</text:a></text:p>
          <text:p text:style-name="P7">3. <text:s text:c="2"/>Setting up Java Runtime Environment<text:tab/> <text:a xlink:type="simple" xlink:href="#3.Setting up Java Runtime Environment|outline" text:style-name="Default" text:visited-style-name="Default">5</text:a></text:p>
          <text:p text:style-name="P7">4. <text:s text:c="2"/>Setting up Apache web server<text:tab/> <text:a xlink:type="simple" xlink:href="#4.Setting up Apache web server|outline" text:style-name="Default" text:visited-style-name="Default">5</text:a></text:p>
          <text:p text:style-name="P7">5. <text:s text:c="2"/>Setting up the Tomcat servlet engine<text:tab/> <text:a xlink:type="simple" xlink:href="#5.Setting up the Tomcat servlet engine|outline" text:style-name="Default" text:visited-style-name="Default">6</text:a></text:p>
          <text:p text:style-name="P7">6. <text:s text:c="2"/>Connecting Apache web server and Tomcat servlet engine <text:tab/> <text:a xlink:type="simple" xlink:href="#6.Connecting Apache web server and Tomcat servlet engine |outline" text:style-name="Default" text:visited-style-name="Default">6</text:a></text:p>
          <text:p text:style-name="P7">7. <text:s text:c="2"/>Setting up the MySQL driver for Java<text:tab/> <text:a xlink:type="simple" xlink:href="#7.Setting up the MySQL driver for Java|outline" text:style-name="Default" text:visited-style-name="Default">6</text:a></text:p>
          <text:p text:style-name="P7">8. <text:s text:c="2"/>Setting up the GDEM Services<text:tab/> <text:a xlink:type="simple" xlink:href="#8.Setting up the GDEM Services|outline" text:style-name="Default" text:visited-style-name="Default">7</text:a></text:p>
          <text:p text:style-name="P8">8.1. <text:s text:c="2"/>Importing GDEM database<text:tab/><text:a xlink:type="simple" xlink:href="#8.1.Importing GDEM database|outline" text:style-name="Default" text:visited-style-name="Default">7</text:a></text:p>
          <text:p text:style-name="P8">8.2. <text:s text:c="2"/>Setting up Conversion and QA Service<text:tab/><text:a xlink:type="simple" xlink:href="#8.2.Setting up Conversion and QA Service|outline" text:style-name="Default" text:visited-style-name="Default">8</text:a></text:p>
          <text:p text:style-name="P8">9.1. <text:s text:c="2"/>Setting up GDEM WebQuestionnaires Service<text:tab/><text:a xlink:type="simple" xlink:href="#9.1.Setting up GDEM WebQuestionnaires Service|outline" text:style-name="Default" text:visited-style-name="Default">15</text:a></text:p>
          <text:p text:style-name="P8">9.2. <text:s text:c="2"/>Setting up the web root in Apache's conf<text:tab/><text:a xlink:type="simple" xlink:href="#9.2.Setting up the web root in Apache's conf|outline" text:style-name="Default" text:visited-style-name="Default">18</text:a></text:p>
          <text:p text:style-name="P8">9.3. <text:s text:c="2"/>Setting up CAS user authentication<text:tab/><text:a xlink:type="simple" xlink:href="#9.3.Setting up CAS user authentication|outline" text:style-name="Default" text:visited-style-name="Default">19</text:a></text:p>
          <text:p text:style-name="P8">9.4. <text:s text:c="2"/>Configuring access control<text:tab/><text:a xlink:type="simple" xlink:href="#9.4.Configuring access control|outline" text:style-name="Default" text:visited-style-name="Default">20</text:a></text:p>
          <text:p text:style-name="P7">10. <text:s text:c="2"/>Running and using the GDEM services<text:tab/> <text:a xlink:type="simple" xlink:href="#10.Running and using the GDEM services|outline" text:style-name="Default" text:visited-style-name="Default">23</text:a></text:p>
        </text:index-body>
      </text:table-of-content>
      <text:p text:style-name="Text_20_body"/>
      <text:h text:style-name="P9" text:outline-level="1">General software requirements</text:h>
      <text:p text:style-name="Text_20_body"><text:span text:style-name="T1">GDEM has been tested to run on two types of </text:span><text:span text:style-name="T3">operating systems:</text:span></text:p>
      <text:list text:style-name="WW8Num35">
        <text:list-item>
          <text:p text:style-name="P10">Linux</text:p>
        </text:list-item>
        <text:list-item>
          <text:p text:style-name="P10">Windows NT Workstation and Server</text:p>
        </text:list-item>
      </text:list>
      <text:p text:style-name="Text_20_body">So first you have to have a Linux or WinNT box ready. On both of the operation systems GDEM needs the following software installed:</text:p>
      <text:list text:style-name="WW8Num35">
        <text:list-item text:start-value="1">
          <text:p text:style-name="P10">MySQL database platform</text:p>
        </text:list-item>
        <text:list-item>
          <text:p text:style-name="P10">Java Runtime Environment</text:p>
        </text:list-item>
        <text:list-item>
          <text:p text:style-name="P10">Apache HTTP server</text:p>
        </text:list-item>
        <text:list-item>
          <text:p text:style-name="P10">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T4">http://www.mysql.com/downloads/index.html</text:span></text:a><text:span text:style-name="T1">. It is reasonable to download the latest stable release that the site recommends. Currently it is version 4.1 which you can download both for the Linux and WinNT boxes from </text:span><text:a xlink:type="simple" xlink:href="http://dev.mysql.com/downloads/mysql/4.1.html"><text:span text:style-name="T4">http://dev.mysql.com/downloads/mysql/4.1.html</text:span></text:a><text:span text:style-name="T1">. A comprehensive and full installation guide of MySQL for Linux can be found at </text:span><text:a xlink:type="simple" xlink:href="http://dev.mysql.com/doc/mysql/en/Linux.html"><text:span text:style-name="T4">http://dev.mysql.com/doc/mysql/en/Linux.html</text:span></text:a><text:span text:style-name="T1"> and for Windows it is available at </text:span><text:a xlink:type="simple" xlink:href="http://dev.mysql.com/doc/mysql/en/Windows_installation.html"><text:span text:style-name="T4">http://dev.mysql.com/doc/mysql/en/Windows_installation.html</text:span></text:a><text:span text:style-name="T1">. Whenever using MySQL, the documentation at </text:span><text:a xlink:type="simple" xlink:href="http://www.mysql.com/doc/en/"><text:span text:style-name="T4">http://www.mysql.com/doc/e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5">root</text:span><text:span text:style-name="T1"> password is empty and it is recommended that you change it into something more secure. Together with that, you should also create a user account for the GDEM database. You can do it all like this (keep in mind that all the following command lines assume that the MySQL binaries are in system PATH):</text:span></text:p>
      <text:list text:style-name="WW8Num15">
        <text:list-item>
          <text:p text:style-name="P11">start the MySQL client:</text:p>
        </text:list-item>
      </text:list>
      <text:p text:style-name="Example"><text:span text:style-name="Example">shell&gt; mysql -u root -p</text:span></text:p>
      <text:p text:style-name="Text_20_body">The shell will ask for the root password which is empty (press ENTER).</text:p>
      <text:list text:style-name="WW8Num15">
        <text:list-item text:start-value="1">
          <text:p text:style-name="P11">on the client's command line, select the MySQL grant tables database:</text:p>
        </text:list-item>
      </text:list>
      <text:p text:style-name="Example"><text:span text:style-name="Example">mysql&gt; use mysql;</text:span></text:p>
      <text:list text:style-name="WW8Num15">
        <text:list-item text:start-value="1">
          <text:p text:style-name="P11">change the root password</text:p>
        </text:list-item>
      </text:list>
      <text:p text:style-name="Example"><text:span text:style-name="Example">mysql&gt; UPDATE user SET Password=password('new_password') where User='root';</text:span></text:p>
      <text:list text:style-name="WW8Num15">
        <text:list-item text:start-value="1">
          <text:p text:style-name="P11">create a user for GDEM database, assuming the database name will be 'GDEM'</text:p>
        </text:list-item>
      </text:list>
      <text:p text:style-name="Example"><text:span text:style-name="Example">mysql&gt; INSERT INTO user (Host, User, Password) VALUES ('localhost%', 'username', password('your_password'));</text:span></text:p>
      <text:p text:style-name="Text_20_body"><text:span text:style-name="T1">The latter will give the user acces rights from localhost. If your MySQL database and the GDEM application will be running on different hosts, you should also perform the following where </text:span><text:span text:style-name="T6">your_host</text:span><text:span text:style-name="T1"> is the host where GDEM application runs:</text:span></text:p>
      <text:p text:style-name="Example"><text:span text:style-name="Example">mysql&gt; INSERT INTO user (Host, User, Password) VALUES ('your_host', 'username', password('your_password'));</text:span></text:p>
      <text:p text:style-name="Text_20_body">This only creates the user. To give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text:style-name="WW8Num15">
        <text:list-item text:start-value="1">
          <text:p text:style-name="P11">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Text_20_body">Now the MySQL users should be configured and you are ready to import the GDEM database.</text:p>
      <text:p text:style-name="Text_20_body"><text:span text:style-name="T1">Should you bump into any problems when working with grant tables, there's a very good guidance at </text:span><text:a xlink:type="simple" xlink:href="http://www.mysql.com/doc/en/Privileges.html"><text:span text:style-name="T4">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7">Java</text:span><text:span text:style-name="T8">TM</text:span><text:span text:style-name="T7"> 2 Platform, Standard Edition (J2SE</text:span><text:span text:style-name="T8">TM</text:span><text:span text:style-name="T7">)</text:span><text:span text:style-name="T9">. Homepage for J2SE is at </text:span><text:a xlink:type="simple" xlink:href="http://java.sun.com/j2se/"><text:span text:style-name="T4">http://java.sun.com/j2se/</text:span></text:a><text:span text:style-name="T9">. </text:span><text:span text:style-name="T10">GDEM was developed and tested with JDK 1.4.2</text:span><text:span text:style-name="T1"> </text:span><text:span text:style-name="T9">which you can download both for Linux (as an RPM or a binary) and WinNT at </text:span><text:a xlink:type="simple" xlink:href="http://java.sun.com/j2se/1.3/download.html"><text:span text:style-name="T4">http://java.sun.com/j2se/1.4.2/index.jsp</text:span></text:a><text:span text:style-name="T9">. Unless you want to do some Java development, you need the runtime (JRE - Java Runtime Environment) only (as opposed to SDK- Software Development Kit).</text:span></text:p>
      <text:p text:style-name="Text_20_body"><text:span text:style-name="T9">Full and comprehensive installation documentation is available for download at </text:span><text:a xlink:type="simple" xlink:href="http://java.sun.com/j2se/1.3/docs.html"><text:span text:style-name="T4">http://java.sun.com/j2se/1.4.2/docs/index.html</text:span></text:a><text:span text:style-name="T9">.</text:span></text:p>
      <text:h text:style-name="Heading_20_1" text:outline-level="1">Setting up Apache web server</text:h>
      <text:p text:style-name="Text_20_body"><text:span text:style-name="T1">For flexible web-management, it is reasonable to run GDEM on Apache HTTP server. Homepage for this product is at </text:span><text:a xlink:type="simple" xlink:href="http://httpd.apache.org/"><text:span text:style-name="T4">http://httpd.apache.org/</text:span></text:a><text:span text:style-name="T1">. You can download the binary distribution for Linux from </text:span><text:a xlink:type="simple" xlink:href="http://www.apache.org/dist/httpd/binaries/"><text:span text:style-name="T4">http://nagoya.apache.org/dist/httpd/binaries/linux/</text:span></text:a><text:span text:style-name="T1">. For WinNT the binary is available at </text:span><text:a xlink:type="simple" xlink:href="http://www.apache.org/dist/httpd/binaries/"><text:span text:style-name="T4">http://nagoya.apache.org/dist/httpd/binaries/win32/</text:span></text:a><text:span text:style-name="T1">. The full documentation for installing, starting and using the Apache HTTP server on Linux is available at </text:span><text:a xlink:type="simple" xlink:href="http://httpd.apache.org/docs/"><text:span text:style-name="T4">http://httpd.apache.org/docs/</text:span></text:a><text:span text:style-name="T1">. The same for WinNT platform can be found at </text:span><text:a xlink:type="simple" xlink:href="http://httpd.apache.org/docs/windows.html"><text:span text:style-name="T4">http://httpd.apache.org/docs/windows.html</text:span></text:a><text:span text:style-name="T1">.</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T4">http://java.sun.com/products/servlet/</text:span></text:a><text:span text:style-name="T1">), you also need to set up a servlet engine and GDEM uses one called </text:span><text:span text:style-name="T11">Tomcat</text:span><text:span text:style-name="T1">. It's a product of Apache’s (</text:span><text:a xlink:type="simple" xlink:href="http://httpd.apache.org/"><text:span text:style-name="T4">http://httpd.apache.org/</text:span></text:a><text:span text:style-name="T1">) and its homepage is located at </text:span><text:a xlink:type="simple" xlink:href="http://www.caucho.com/resin/index.xtp"><text:span text:style-name="T4">http://jakarta.apache.org/tomcat/</text:span></text:a><text:span text:style-name="T1">.</text:span></text:p>
      <text:p text:style-name="Text_20_body"><text:span text:style-name="T1">GDEM has been successfully tested on Tomcat version 4.1.30 and you can download the binary from </text:span><text:a xlink:type="simple" xlink:href="http://archive.apache.org/dist/jakarta/tomcat-4/"><text:span text:style-name="T4">http://archive.apache.org/dist/jakarta/tomcat-4/</text:span></text:a><text:span text:style-name="T1"> or the RPM from </text:span><text:a xlink:type="simple" xlink:href="http://www.jpackage.org/rpm.php?id=1225"><text:span text:style-name="T4">http://www.jpackage.org/rpm.php?id=1225</text:span></text:a><text:span text:style-name="T1"> .</text:span></text:p>
      <text:p text:style-name="Text_20_body"><text:span text:style-name="T1">For the documentation on how to install and get started with Tomcat, please go to </text:span><text:a xlink:type="simple" xlink:href="http://jakarta.apache.org/tomcat/tomcat-4.1-doc/index.html"><text:span text:style-name="T4">http://jakarta.apache.org/tomcat/tomcat-4.1-doc/index.html</text:span></text:a><text:span text:style-name="T1">.</text:span></text:p>
      <text:h text:style-name="Heading_20_1" text:outline-level="1">Connecting Apache web server and Tomcat servlet engine </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4">http://jakarta.apache.org/tomcat/tomcat-4.1-doc/config/connectors.html</text:span></text:a><text:span text:style-name="T1">. Pay attention only to the table titled “</text:span><text:span text:style-name="T11">Web Server Connectors</text:span><text:span text:style-name="T1">”.</text:span></text:p>
      <text:p text:style-name="Text_20_body"><text:span text:style-name="T1">Apache suggests that JK2 is the best connector as the once popular mod_webapp is now deprecated. To complete the connection with JK2 you will need to read the manuals at </text:span><text:a xlink:type="simple" xlink:href="http://jakarta.apache.org/tomcat/tomcat-4.1-doc/jk2/index.html"><text:span text:style-name="T4">http://jakarta.apache.org/tomcat/tomcat-4.1-doc/jk2/index.html</text:span></text:a><text:span text:style-name="T1">.</text:span></text:p>
      <text:p text:style-name="Text_20_body"/>
      <text:h text:style-name="Heading_20_1" text:outline-level="1">Setting up the MySQL driver for Java</text:h>
      <text:p text:style-name="Text_20_body">Since GDEM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T4">http://www.mysql.com/downloads/api-jdbc-stable.html</text:span></text:a><text:span text:style-name="T1">. It is called </text:span><text:span text:style-name="T11">MySQL Connector/J</text:span><text:span text:style-name="T1">.</text:span></text:p>
      <text:p text:style-name="Text_20_body">GDEM has been tested to work with MySQL Connector/J version 3.0.9.</text:p>
      <text:p text:style-name="Text_20_body"/>
      <text:p text:style-name="Text_20_body"><text:span text:style-name="T1">Setting up the JDBC driver is as easy as copying the </text:span><text:span text:style-name="T5">mysql-connector-java-*.jar</text:span><text:span text:style-name="T1"> file into the Tomcat’s common libraries directory which is normally TOMCAT_HOME/common/lib.</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text:style-name="WW8Num35">
        <text:list-item text:start-value="1">
          <text:p text:style-name="P10"><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10"><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5">gdem.sql</text:span><text:span text:style-name="T1"> file in GDEM services home directory. Currently the database contains the tables for all GDEM Services. But each service can use their own databases,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20_Heading">Table name</text:p>
          </table:table-cell>
          <table:table-cell table:style-name="Table5.A1" office:value-type="string">
            <text:p text:style-name="Table_20_Heading">Conversion Service</text:p>
          </table:table-cell>
          <table:table-cell table:style-name="Table5.A1" office:value-type="string">
            <text:p text:style-name="Table_20_Heading">QA service </text:p>
          </table:table-cell>
          <table:table-cell table:style-name="Table5.A1" office:value-type="string">
            <text:p text:style-name="Table_20_Heading">WebQ Service</text:p>
          </table:table-cell>
          <table:table-cell table:style-name="Table5.E1" office:value-type="string">
            <text:p text:style-name="Table_20_Heading">Description</text:p>
          </table:table-cell>
        </table:table-row>
        <table:table-row table:style-name="Table5.1">
          <table:table-cell table:style-name="Table5.A2" office:value-type="string">
            <text:p text:style-name="Table_20_Contents">T_SCHEMA</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E2" office:value-type="string">
            <text:p text:style-name="Table_20_Contents">Table for XML schemas</text:p>
          </table:table-cell>
        </table:table-row>
        <table:table-row table:style-name="Table5.1">
          <table:table-cell table:style-name="Table5.A2" office:value-type="string">
            <text:p text:style-name="Table_20_Contents">T_ROOT_ELEM</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Table for XML schema root elements and namespaces</text:p>
          </table:table-cell>
        </table:table-row>
        <table:table-row table:style-name="Table5.1">
          <table:table-cell table:style-name="Table5.A2" office:value-type="string">
            <text:p text:style-name="Table_20_Contents">T_CONVTYPE <text:s/></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All possible conversion types</text:p>
          </table:table-cell>
        </table:table-row>
        <table:table-row table:style-name="Table5.1">
          <table:table-cell table:style-name="Table5.A2" office:value-type="string">
            <text:p text:style-name="Table_20_Contents">T_HOST</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User credentials for different hosts</text:p>
          </table:table-cell>
        </table:table-row>
        <table:table-row table:style-name="Table5.1">
          <table:table-cell table:style-name="Table5.A2" office:value-type="string">
            <text:p text:style-name="Table_20_Contents">T_STYLESHEET</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Conversion data and file references</text:p>
          </table:table-cell>
        </table:table-row>
        <table:table-row table:style-name="Table5.1">
          <table:table-cell table:style-name="Table5.A2" office:value-type="string">
            <text:p text:style-name="Table_20_Contents">T_QUERY</text:p>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XQuery data and file references</text:p>
          </table:table-cell>
        </table:table-row>
        <table:table-row table:style-name="Table5.1">
          <table:table-cell table:style-name="Table5.A2" office:value-type="string">
            <text:p text:style-name="Table_20_Contents">T_XQJOBS</text:p>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Work-queue system jobs</text:p>
          </table:table-cell>
        </table:table-row>
        <table:table-row table:style-name="Table5.1">
          <table:table-cell table:style-name="Table5.A2" office:value-type="string">
            <text:p text:style-name="Table_20_Contents">T_FIL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data and file references</text:p>
          </table:table-cell>
        </table:table-row>
        <table:table-row table:style-name="Table5.1">
          <table:table-cell table:style-name="Table5.A2" office:value-type="string">
            <text:p text:style-name="Table_20_Contents">T_LANGUAG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language</text:p>
          </table:table-cell>
        </table:table-row>
        <table:table-row table:style-name="Table5.1">
          <table:table-cell table:style-name="Table5.A2" office:value-type="string">
            <text:p text:style-name="Table_20_Contents">T_XFBROWSER</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browsers</text:p>
          </table:table-cell>
        </table:table-row>
      </table:table>
      <text:p text:style-name="Text_20_body"/>
      <text:h text:style-name="Heading_20_2" text:outline-level="2">Setting up Conversion and QA Service</text:h>
      <text:p text:style-name="Text_20_body">GDEM Services package (xmlconv) contains:</text:p>
      <text:list text:style-name="WW8Num21">
        <text:list-item>
          <text:p text:style-name="P12">Conversion service</text:p>
        </text:list-item>
      </text:list>
      <text:list text:style-name="WW8Num35">
        <text:list-item text:start-value="1">
          <text:p text:style-name="P10">Stylesheet Repository – web-based database for storing stylesheets (xsl).</text:p>
        </text:list-item>
        <text:list-item>
          <text:p text:style-name="P10">Web Converter - <text:s/>web interface for conversion service (XML conversions, Excel to XML)</text:p>
        </text:list-item>
        <text:list-item>
          <text:p text:style-name="P10">XML-RPC methods for remote conversions</text:p>
        </text:list-item>
      </text:list>
      <text:list text:style-name="WW8Num21">
        <text:list-item text:start-value="1">
          <text:p text:style-name="P12">QA service</text:p>
        </text:list-item>
      </text:list>
      <text:list text:style-name="WW8Num35">
        <text:list-item text:start-value="1">
          <text:p text:style-name="P10">XQueries repository – web-based database for storing XQuery scripts</text:p>
        </text:list-item>
        <text:list-item>
          <text:p text:style-name="P10">Work-queue system – <text:s/>work-queue engine for running jobs and web-based interface for monitoring jobs</text:p>
        </text:list-item>
        <text:list-item>
          <text:p text:style-name="P10">Sandbox for XQueries – web page for running and editing XQuery scripts</text:p>
        </text:list-item>
        <text:list-item>
          <text:p text:style-name="P10">XML-RPC methods for remote quality assurance</text:p>
        </text:list-item>
      </text:list>
      <text:list text:style-name="WW8Num21">
        <text:list-item text:start-value="1">
          <text:p text:style-name="P12">Validation service</text:p>
        </text:list-item>
      </text:list>
      <text:list text:style-name="WW8Num35">
        <text:list-item text:start-value="1">
          <text:p text:style-name="P10">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2">In the following chapters the disribution's root directory </text:span><text:span text:style-name="T13">/xmlconv</text:span><text:span text:style-name="T12"> will be referred to as GDEM home directory (XMLCONV_HOME). The same GDEM directory structure is meant both for Linux and WinNT.</text:span></text:p>
      <text:h text:style-name="Heading_20_3" text:outline-level="3"><text:bookmark-start text:name="_Ref88971096"/><text:bookmark-start text:name="_Ref88971104"/><text:bookmark-start text:name="_Ref88971126"/>Installing GDEM and building Java source<text:bookmark-end text:name="_Ref88971096"/><text:bookmark-end text:name="_Ref88971104"/><text:bookmark-end text:name="_Ref88971126"/></text:h>
      <text:p text:style-name="Text_20_body"><text:span text:style-name="T12">GDEM Java source files are located in XMLCONV_HOME/src directory. Since no built class files are offered with GDEM package, you must build that source. It is recommended that for building you use an Apache’s tool called </text:span><text:span text:style-name="T14">Ant</text:span><text:span text:style-name="T12">.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2">. The download is available at </text:span><text:a xlink:type="simple" xlink:href="http://ant.apache.org/bindownload.cgi"><text:span text:style-name="Internet_20_link">http://ant.apache.org/bindownload.cgi</text:span></text:a><text:span text:style-name="T12">.</text:span></text:p>
      <text:p text:style-name="Text_20_body"><text:span text:style-name="T12">Please follow the guideliens at </text:span><text:a xlink:type="simple" xlink:href="http://ant.apache.org/manual/index.html"><text:span text:style-name="Internet_20_link">http://ant.apache.org/manual/index.html</text:span></text:a><text:span text:style-name="T12"> for installation.</text:span></text:p>
      <text:p text:style-name="Text_20_body"><text:span text:style-name="T12">Using Ant is fairly straight forward. Ant is using XML-formatted build file for installation. </text:span><text:span text:style-name="T1">Build.xml can be found from </text:span><text:span text:style-name="T12">XMLCONV</text:span><text:span text:style-name="T1"> _HOME directory. The main target of the ant call is </text:span><text:span text:style-name="T15">install</text:span><text:span text:style-name="T1">, which should create the folders, copy files and compile all the classes. The parameter called </text:span><text:span text:style-name="T15">prefix</text:span><text:span text:style-name="T1"> should be defined in the ant call. It refers to the directory, where the service will be installed. Usually it is webapps directory of Tomcat. The ant call should look as follows:</text:span></text:p>
      <text:p text:style-name="Example"><text:span text:style-name="T16">shell&gt; ant_home/bin/</text:span><text:span text:style-name="T17">ant –Dprefix=/home/www/webs install</text:span></text:p>
      <text:p text:style-name="Text_20_body"><text:span text:style-name="T12">In the above command line </text:span><text:span text:style-name="T13">ant_home</text:span><text:span text:style-name="T12"> is the directory where Ant’s directories and files have been installed. </text:span><text:span text:style-name="T1">Additional parameter during the install is </text:span><text:span text:style-name="T11">vhost. </text:span><text:span text:style-name="T1"><text:s/>If this property is defined, the application will be installed as a new virtual host. Otherwise it is installed under webapps folder under existing virtual host</text:span></text:p>
      <text:p text:style-name="Text_20_body">Other useful targets are:</text:p>
      <text:p text:style-name="Text_20_body"><text:span text:style-name="T11">clean</text:span><text:span text:style-name="T1"> <text:s/>- this target removes all compiled java classes from the build.dir, but does not touch the rest (jsp, html, xml, stylesheets)</text:span></text:p>
      <text:p text:style-name="Text_20_body"><text:span text:style-name="T11">compile - </text:span><text:span text:style-name="T1">compiles all classes</text:span></text:p>
      <text:p text:style-name="Text_20_body"><text:span text:style-name="T11">checkProps</text:span><text:span text:style-name="T1"> – checks if any of the properties is missing</text:span></text:p>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13" text:outline-level="3"><text:bookmark-start text:name="_Ref88974938"/><text:bookmark-start text:name="_Ref88974942"/><text:bookmark-start text:name="_Ref88974946"/>Setting up the GDEM services web<text:bookmark-end text:name="_Ref88974938"/><text:bookmark-end text:name="_Ref88974942"/><text:bookmark-end text:name="_Ref88974946"/></text:h>
      <text:p text:style-name="Text_20_body">XMLCONV web setup and configuration is to be written into 2 files:</text:p>
      <text:list text:style-name="WW8Num2">
        <text:list-item>
          <text:p text:style-name="P14">server.xml file in TOMCAT_HOME/conf directory</text:p>
        </text:list-item>
        <text:list-item>
          <text:p text:style-name="P14">web.xml file in XMLCONV_HOME/public/WEB-INF directory</text:p>
        </text:list-item>
      </text:list>
      <text:p text:style-name="Text_20_body"><text:span text:style-name="T14">NB!</text:span><text:span text:style-name="T12"> Before reading the following guidelines on conrete configuration needs for GDEM, please read first the Tomcat manuals on how to configure those files in general.</text:span></text:p>
      <text:p text:style-name="Text_20_body"><text:span text:style-name="T18">server.xml</text:span><text:span text:style-name="T12"> comes with Tomcat and that’s where you basically declare the existance of GDEM application.</text:span></text:p>
      <text:p text:style-name="Text_20_body">In Tomcat’s terms a web application is a context. To set up the GDEM context, follow the next steps:</text:p>
      <text:list text:style-name="WW8Num24">
        <text:list-item>
          <text:p text:style-name="P15">in <text:span text:style-name="T19">&lt;Host name="localhost" debug="0" appBase="..." ...&gt;</text:span> declaration set the 'appBase' to the full path of your web applications directory (the directory where <text:span text:style-name="T12">XMLCONV</text:span>_HOME is residing).</text:p>
        </text:list-item>
        <text:list-item>
          <text:p text:style-name="P15">between the <text:span text:style-name="T19">&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9">path</text:span>’ in <text:span text:style-name="T19">&lt;Context&gt;</text:span> holds the context path that your GDEM will have in web URLs, relative to host URL.</text:p>
      <text:p text:style-name="Text_20_body">***</text:p>
      <text:p text:style-name="Text_20_body">Change the value of attribute ‘<text:span text:style-name="T19">docBase</text:span>’ in <text:span text:style-name="T19">&lt;Context&gt;</text:span> to the full path of <text:span text:style-name="T12">XMLCONV</text:span>_HOME/public. No other directories of GDEM should be visible through the web server.</text:p>
      <text:p text:style-name="Text_20_body"><text:span text:style-name="T18">web.xml</text:span><text:span text:style-name="T12">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3">&lt;display-name&gt;</text:span><text:span text:style-name="T12"> The name is displayed in the header of each page in sitetagline field. </text:span></text:p>
      <text:p text:style-name="Text_20_body">***</text:p>
      <text:p text:style-name="Text_20_body"><text:span text:style-name="T13">&lt;context-param&gt;</text:span><text:span text:style-name="T12"> tags declare the configuration parameters of GDEM web application. There will be a separate chapter below on which parameters are available or required and what can be their values.</text:span></text:p>
      <text:p text:style-name="Text_20_body">***</text:p>
      <text:p text:style-name="Text_20_body"><text:span text:style-name="T13">&lt;servlet&gt;</text:span><text:span text:style-name="T12"> and </text:span><text:span text:style-name="T13">&lt;servlet-mapping&gt;</text:span><text:span text:style-name="T12"> tags declare the GDEM servlets and their URL mappings. You should not change them.</text:span></text:p>
      <text:p text:style-name="Text_20_body">***</text:p>
      <text:p text:style-name="Text_20_body"><text:span text:style-name="T13">&lt;welcome-file-list&gt;</text:span><text:span text:style-name="T12"> tag is for declaring the files that the web server should display when the GDEM directory listing is requested by URL.</text:span></text:p>
      <text:p text:style-name="Text_20_body">***</text:p>
      <text:p text:style-name="Text_20_body"><text:span text:style-name="T13">&lt;load-on-startup/&gt; </text:span><text:span text:style-name="T12">tag is for loading a servlet during Tomcat startup. In GDEM Work-queue system is started with</text:span><text:span text:style-name="T13"> </text:span><text:span text:style-name="T12">this tag. If you don’t wan’t to install work-queue and QA service, then remove this tag from web.xml</text:span></text:p>
      <text:p text:style-name="Text_20_body">***</text:p>
      <text:p text:style-name="Text_20_body"><text:span text:style-name="T19">&lt;session-timeout&gt; </text:span>tag is useful, if you want to increase the session life time. Session-timeout parameter shoes the number of minutes, how long the session is stored in the server.</text:p>
      <text:h text:style-name="P13" text:outline-level="3">Configuring the GDEM web application</text:h>
      <text:p text:style-name="Text_20_body"><text:span text:style-name="T1">GDEM has 4 properties files in </text:span><text:span text:style-name="T12">XMLCONV</text:span><text:span text:style-name="T1">_HOME/public/WEB-INF directory, which should be revised manually. There are file references, which should be changed according to the installation.</text:span></text:p>
      <text:p text:style-name="Text_20_body">The list of the properties files:</text:p>
      <text:list text:style-name="WW8Num30">
        <text:list-item>
          <text:p text:style-name="P16">/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8" office:value-type="string">
            <text:p text:style-name="Table_20_Contents">gdem.service</text:p>
          </table:table-cell>
          <table:table-cell table:style-name="Table6.B8"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
      <text:p text:style-name="Text_20_body"/>
      <text:list text:style-name="WW8Num30">
        <text:list-item text:start-value="1">
          <text:p text:style-name="P16">/WEB-INF/classes/uit.properties – contains reference to the XML/RPC service file and reference to the ACL folder. More details about this file in ACL chapter.</text:p>
        </text:list-item>
        <text:list-item>
          <text:p text:style-name="P16">/WEB-INF/classes/eionetdir.properties – contains LDAP service settings. More details about this file in ACL chapter.</text:p>
        </text:list-item>
        <text:list-item>
          <text:p text:style-name="P16">/WEB-INF/classes/log4j.properties – GDEM services logging settings</text:p>
        </text:list-item>
      </text:list>
      <text:p text:style-name="Text_20_body"><text:span text:style-name="T14">NB! Please for sure change the values of all </text:span><text:span text:style-name="T19">path</text:span><text:span text:style-name="T20"> properties according to your own directory structure!</text:span></text:p>
      <text:h text:style-name="P17" text:outline-level="4">Installing only Conversion or QA service</text:h>
      <text:p text:style-name="Text_20_body">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valid. The separation of services are handled with context parameters.</text:p>
      <text:list text:style-name="WW8Num4">
        <text:list-item>
          <text:p text:style-name="P18"><text:span text:style-name="T21">There is a parameter called </text:span><text:span text:style-name="T20">gdem.services</text:span><text:span text:style-name="T21"> in </text:span><text:span text:style-name="T12">XMLCONV</text:span><text:span text:style-name="T21">_HOME/public/WEB-INF/classes/gdem.properties file. That parameter defines, which services have been installed. The valid numeric values for that parameter are:</text:span></text:p>
        </text:list-item>
      </text:list>
      <text:p text:style-name="P19">1 – only Conversion Service has been installed</text:p>
      <text:p text:style-name="P19">2 – only QA Service has been installed</text:p>
      <text:p text:style-name="P19">3 – both services has been installed</text:p>
      <text:list text:style-name="WW8Num4" text:continue-numbering="true">
        <text:list-item>
          <text:p text:style-name="P18"><text:span text:style-name="T21">In </text:span><text:span text:style-name="T12">XMLCONV</text:span><text:span text:style-name="T21">_HOME/public/WEB-INF/web.xml change the following parameters according to the installed services:</text:span></text:p>
        </text:list-item>
        <text:list-item>
          <text:p text:style-name="P18">&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Conversion Service</text:p>
      <text:p text:style-name="Text_20_body"><text:tab/>2 – Quality Assessment Service</text:p>
      <text:p text:style-name="Text_20_body"><text:tab/>3 – Conversion and Quality Assessment Service</text:p>
      <text:list text:style-name="WW8Num4" text:continue-numbering="true">
        <text:list-item>
          <text:p text:style-name="P18">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text:style-name="WW8Num4" text:continue-numbering="true">
        <text:list-item>
          <text:p text:style-name="P18">&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text:style-name="WW8Num21">
        <text:list-item text:start-value="1">
          <text:p text:style-name="P12">WebForms repository </text:p>
        </text:list-item>
      </text:list>
      <text:list text:style-name="WW8Num35">
        <text:list-item text:start-value="1">
          <text:p text:style-name="P10">database for storing XForms and XML Schema mappings</text:p>
        </text:list-item>
        <text:list-item>
          <text:p text:style-name="P10">web-pages for opening, editing and saving the XML files from Reportek with XForms</text:p>
        </text:list-item>
        <text:list-item>
          <text:p text:style-name="P10">XML-RPC methods</text:p>
        </text:list-item>
      </text:list>
      <text:list text:style-name="WW8Num21">
        <text:list-item text:start-value="1">
          <text:p text:style-name="P12">WebForms Sandbox </text:p>
        </text:list-item>
      </text:list>
      <text:list text:style-name="WW8Num35">
        <text:list-item text:start-value="1">
          <text:p text:style-name="P10">folders for storing XForms, stylesheets and images</text:p>
        </text:list-item>
      </text:list>
      <text:list text:style-name="WW8Num21">
        <text:list-item text:start-value="1">
          <text:p text:style-name="P12">Chiba web-based XForms processor version 0.9.7.</text:p>
        </text:list-item>
      </text:list>
      <text:list text:style-name="WW8Num35">
        <text:list-item text:start-value="1">
          <text:p text:style-name="P10"><text:span text:style-name="T1">This package is integrated into WebQuestionnaires service and the source is copied to the current folders. The source is available at </text:span><text:a xlink:type="simple" xlink:href="http://chiba.sourceforge.net/"><text:span text:style-name="T22">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2">In the following chapters the disribution's root directory </text:span><text:span text:style-name="T13">/webq</text:span><text:span text:style-name="T12">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2">GDEM WebQ Java source files are located in WEBQ_HOME/src directory. Since no built class files are offered with GDEM package, you must build that source. It is recommended that for building you use an Apache’s tool called </text:span><text:span text:style-name="T14">Ant</text:span><text:span text:style-name="T12">. A short description about Ant tool is in chapter <text:s/></text:span><text:span text:style-name="T12"><text:bookmark-ref text:reference-format="chapter" text:ref-name="_Ref88971096">8.2.1</text:bookmark-ref></text:span><text:span text:style-name="T12"> </text:span><text:span text:style-name="T12"><text:bookmark-ref text:reference-format="text" text:ref-name="_Ref88971126">Installing GDEM and building Java source</text:bookmark-ref></text:span><text:span text:style-name="T12">. </text:span><text:span text:style-name="T1">Build.xml can be found from the root directory of WebQ service. The main target of the ant call is </text:span><text:span text:style-name="T15">install</text:span><text:span text:style-name="T1">, which should do the following – creates the folders, copies files and compiles all the classes. The parameter called </text:span><text:span text:style-name="T15">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11">clean</text:span><text:span text:style-name="T1"> <text:s/>- this target removes all compiled java classes from the build.dir, but does not touch the rest (jsp, html, xml, stylesheets)</text:span></text:p>
      <text:p text:style-name="Text_20_body"><text:span text:style-name="T11">compile - </text:span><text:span text:style-name="T1">compiles all classes</text:span></text:p>
      <text:p text:style-name="Text_20_body"><text:span text:style-name="T11">checkProps</text:span><text:span text:style-name="T1"> – checks if any of the properties is missing</text:span></text:p>
      <text:p text:style-name="Text_20_body"><text:span text:style-name="T1">Additional parameter during the install is </text:span><text:span text:style-name="T11">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2">WEBQ_</text:span><text:span text:style-name="T1">HOME/public/WEB-INF/lib directory. These 2 jar files should be moved to tomcat_home/common/endorsed .</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13" text:outline-level="3">Setting up the GDEM WebQ service web</text:h>
      <text:p text:style-name="Text_20_body">GDEM WebQ web setup and configuration is to be written into 2 files:</text:p>
      <text:list text:style-name="WW8Num2">
        <text:list-item text:start-value="1">
          <text:p text:style-name="P14">server.xml file in TOMCAT_HOME/conf directory</text:p>
        </text:list-item>
        <text:list-item>
          <text:p text:style-name="P14">web.xml file in WEBQ_HOME/public/WEB-INF directory</text:p>
        </text:list-item>
      </text:list>
      <text:p text:style-name="Text_20_body"><text:span text:style-name="T12">The detailed descriptions of these files are in chapter </text:span><text:span text:style-name="T12"><text:bookmark-ref text:reference-format="chapter" text:ref-name="_Ref88974946">8.2.2</text:bookmark-ref></text:span><text:span text:style-name="T12"> </text:span><text:span text:style-name="T12"><text:bookmark-ref text:reference-format="text" text:ref-name="_Ref88974938">Setting up the GDEM services web</text:bookmark-ref></text:span><text:span text:style-name="T12">.</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13"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text:style-name="WW8Num30">
        <text:list-item text:start-value="1">
          <text:p text:style-name="P16">/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text:style-name="WW8Num30">
        <text:list-item text:start-value="1">
          <text:p text:style-name="P16">/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text:style-name="WW8Num30">
        <text:list-item text:start-value="1">
          <text:p text:style-name="P16">/WEB-INF/classes/uit.properties – contains reference to the XML/RPC service file and reference to the ACL folder. More details about this file in ACL chapter.</text:p>
        </text:list-item>
        <text:list-item>
          <text:p text:style-name="P16">/WEB-INF/classes/eionetdir.properties – contains LDAP service settings. More details about this file in ACL chapter.</text:p>
        </text:list-item>
        <text:list-item>
          <text:p text:style-name="P16">/WEB-INF/classes/log4j.properties – WebQ service logging settings</text:p>
        </text:list-item>
        <text:list-item>
          <text:p text:style-name="P16">/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9">appBase</text:span> attribute in <text:span text:style-name="T19">&lt;Host&gt;</text:span> tag), you should also specify as the root for Apache's web server.</text:p>
      <text:p text:style-name="Text_20_body">For that you have to make sure that the following lines are present in Apache's configuration file (usually located at <text:span text:style-name="T19">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9">/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converter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20">Copy the Eionet CA certificate from <text:a xlink:type="simple" xlink:href="http://www.eionet.europa.eu/certificates/eionet-ca.cer">http://www.eionet.europa.eu/certificates/eionet-ca.cer</text:a> to a temporary directory</text:p>
        </text:list-item>
        <text:list-item>
          <text:p text:style-name="P20">Import tomcat certificate from the eionet-ca.car file into default keystore of the trusted certificates for each JVM. <text:span text:style-name="T23">$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12">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4">whatever</text:span><text:span text:style-name="T12">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4">eionetLoginCookieDomain</text:span><text:span text:style-name="T12">"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12">In order to control which users have access to which operations, GDEM uses </text:span><text:span text:style-name="T14">Access Control Lists</text:span><text:span text:style-name="T12"> (ACL). These are stored in *.acl files in </text:span><text:span text:style-name="T13">XMLCONV_HOME/acl or WEBQ_HOME/acl</text:span><text:span text:style-name="T12">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12">GDEM permissions are declared in </text:span><text:span text:style-name="T13">XMLCONV_HOME/acl/gdem.prms or WEBQ_HOME/acl/gdem.prms</text:span><text:span text:style-name="T12">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2">Note that </text:span><text:span text:style-name="T13">permission_identifier</text:span><text:span text:style-name="T12"> must contain no white space! </text:span><text:span text:style-name="T13">permission_description</text:span><text:span text:style-name="T12">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2">If you want access control by certain user groups you can define them in </text:span><text:span text:style-name="T13">GDME_HOME/acl/gdem.prms</text:span><text:span text:style-name="T12"> file.Each line declares one user group and must be formatted like this:</text:span></text:p>
      <text:p text:style-name="Example"><text:span text:style-name="Example">group_id:users_in_group</text:span></text:p>
      <text:p text:style-name="Text_20_body"><text:span text:style-name="T12">Note that </text:span><text:span text:style-name="T13">group_id</text:span><text:span text:style-name="T12"> must contain no white space and </text:span><text:span text:style-name="T13">users_in_group</text:span><text:span text:style-name="T12">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2">Now that the users, user groups and permissions are declared, you can start configuring ACL files in </text:span><text:span text:style-name="T13">XMLCONV_HOME/acl or WEBQ_HOME/acl</text:span><text:span text:style-name="T12">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text:style-name="WW8Num28">
        <text:list-item>
          <text:p text:style-name="P21"><text:span text:style-name="T25">principal_type</text:span><text:span text:style-name="T26"> states weather this line concerns a concrete user or a user group. Respectively, its values can be </text:span><text:span text:style-name="T25">user</text:span><text:span text:style-name="T26"> or </text:span><text:span text:style-name="T25">localgroup</text:span><text:span text:style-name="T26">.</text:span></text:p>
        </text:list-item>
        <text:list-item>
          <text:p text:style-name="P21"><text:span text:style-name="T25">principal</text:span><text:span text:style-name="T26"> is the name of the user or the group which the line concerns. In the 1st case it must correspond to an existing user name in LDAP, in the 2nd case it must correspond to a group defined as was shown above.</text:span></text:p>
        </text:list-item>
        <text:list-item>
          <text:p text:style-name="P21"><text:span text:style-name="T25">permissions</text:span><text:span text:style-name="T26"> is the comma-delimited list of permission identifiers as declared in </text:span><text:span text:style-name="T25">XMLCONV_HOME/acl/gdem.prms or WEBQ_HOME/acl/gdem.prms</text:span><text:span text:style-name="T26"> file.</text:span></text:p>
        </text:list-item>
        <text:list-item>
          <text:p text:style-name="P21"><text:span text:style-name="T26">The lines terminated with </text:span><text:span text:style-name="T25">:doc</text:span><text:span text:style-name="T26">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25">:doc</text:span><text:span text:style-name="T26">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9">gdem_admin</text:span> has permissions <text:span text:style-name="T19">i,u,d,w.</text:span></text:p>
      <text:p text:style-name="Text_20_body">Line 2 states that user <text:span text:style-name="T19">user_name1</text:span> has permissions <text:span text:style-name="T19">i,u.</text:span></text:p>
      <text:p text:style-name="Text_20_body">Line 3 states that user <text:span text:style-name="T19">user_name2</text:span> has only permission <text:span text:style-name="T19">i.</text:span></text:p>
      <text:p text:style-name="Text_20_body">Line 4 states that objects’ owner will have <text:span text:style-name="T19">u</text:span> and <text:span text:style-name="T19">d</text:span> permissions on his/her objects<text:span text:style-name="T19">.</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GDEM to find ACL-related files</text:h>
      <text:p text:style-name="Text_20_body">The locations of ACL-related files must be stated in <text:span text:style-name="T19">XMLCONV_HOME/public/WEB-INF/classes/uit.properties or WEBQ_HOME/public/WEB-INF/classes/uit.properties</text:span><text:span text:style-name="T20"> </text:span>file. The properties you should check are <text:span text:style-name="T19">application.acl.folder</text:span>, <text:span text:style-name="T19">application.localgroups.file</text:span> and <text:span text:style-name="T19">application.permissions.file</text:span>. Also make sure that the settings for DB has been set up.</text:p>
      <text:p text:style-name="Text_20_body">Look at the file that came with GDEM package and it speaks for itself.</text:p>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T17">shell&gt; apache_home/bin/httpd</text:span></text:p>
      <text:p text:style-name="Text_20_body"><text:span text:style-name="T1">If Tomcat and Apache did not produce any fatal error messages, you should be able to check if the GDEM web services are running OK. If you followed the directory structure 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7</text:editing-cycles> <text:s text:c="2"/><text:modification-date style:data-style-name="N84">2007-01-24</text:modification-date><text:tab/><text:title>XMLCONV and WEBQ Installation Manual</text:title><text:tab/><text:span text:style-name="T1">Page </text:span><text:span text:style-name="T1"><text:page-number text:select-page="current">23</text:page-number></text:span><text:span text:style-name="T1"> of </text:span><text:span text:style-name="T1"><text:page-count style:num-format="1">23</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XMLCONV and WEBQ Installation Manual</dc:title>
    <meta:initial-creator>Søren Roug</meta:initial-creator>
    <meta:creation-date>2006-10-24T10:31:23</meta:creation-date>
    <dc:creator>Søren Roug</dc:creator>
    <dc:date>2007-01-24T17:24:30</dc:date>
    <dc:language>en-GB</dc:language>
    <meta:editing-cycles>7</meta:editing-cycles>
    <meta:editing-duration>PT21M38S</meta:editing-duration>
    <meta:template xlink:type="simple" xlink:actuate="onRequest" xlink:role="template" xlink:href="/C:/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6" meta:image-count="0" meta:object-count="0" meta:page-count="23" meta:paragraph-count="573" meta:word-count="6311" meta:character-count="40502"/>
  </office:meta>
</office:document-meta>
</file>